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Biolinum O" fo:font-size="15pt" officeooo:rsid="0010a232" officeooo:paragraph-rsid="0010a232" style:font-size-asian="15pt" style:font-size-complex="15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Linux Biolinum O" fo:font-size="15pt" officeooo:rsid="0010a232" officeooo:paragraph-rsid="0010a232" style:font-size-asian="15pt" style:font-size-complex="15pt"/>
    </style:style>
    <style:style style:name="P3" style:family="paragraph" style:parent-style-name="Standard">
      <style:text-properties style:font-name="Linux Biolinum O" fo:font-size="15pt" style:text-underline-style="solid" style:text-underline-width="auto" style:text-underline-color="font-color" fo:font-weight="bold" officeooo:rsid="0010a232" officeooo:paragraph-rsid="0010a232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officeooo:rsid="0010a232" officeooo:paragraph-rsid="0010a232"/>
    </style:style>
    <style:style style:name="P5" style:family="paragraph" style:parent-style-name="Standard">
      <style:paragraph-properties fo:break-before="page"/>
      <style:text-properties style:font-name="Linux Biolinum O" fo:font-size="15pt" style:text-underline-style="solid" style:text-underline-width="auto" style:text-underline-color="font-color" fo:font-weight="bold" officeooo:rsid="0010a232" officeooo:paragraph-rsid="0010a232" style:font-size-asian="15pt" style:font-weight-asian="bold" style:font-size-complex="15pt" style:font-weight-complex="bold"/>
    </style:style>
    <style:style style:name="T1" style:family="text">
      <style:text-properties style:font-name="Linux Biolinum O" fo:font-size="15pt" fo:font-style="italic" style:font-size-asian="15pt" style:font-style-asian="italic" style:font-size-complex="15pt" style:font-style-complex="italic"/>
    </style:style>
    <style:style style:name="T2" style:family="text">
      <style:text-properties officeooo:rsid="00116617"/>
    </style:style>
    <style:style style:name="T3" style:family="text">
      <style:text-properties officeooo:rsid="00140e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 16.1.2016<text:tab/><text:tab/><text:tab/><text:tab/><text:tab/> <text:s text:c="5"/>Adult Gardian Consent Form</text:p>
      <text:p text:style-name="P1"/>
      <text:p text:style-name="P1"/>
      <text:p text:style-name="P1">Notice:</text:p>
      <text:p text:style-name="P4"><text:span text:style-name="T1">This form is a legal contract that fit into none disclosure we will never place this contract unless needed in legal waiver into the public spectrum or media, it is stored in a private location after you scan or photograph it at a high resolution and send it to </text:span><text:a xlink:type="simple" xlink:href="mailto:legal@sexhealing.org" text:style-name="Internet_20_link" text:visited-style-name="Visited_20_Internet_20_Link"><text:span text:style-name="T1">legal@sexhealing.org</text:span></text:a></text:p>
      <text:p text:style-name="P1"/>
      <text:p text:style-name="P1"/>
      <text:p text:style-name="P1"/>
      <text:p text:style-name="P1"/>
      <text:p text:style-name="P2">I, _________________________ am the legal gardian of ____________________ who’s mobile/email details are ____________________. I understand my legal responsibilities as a gardian and realise this permission Consent Form is for this young adult as mentioned above to parti<text:span text:style-name="T3">ci</text:span>pate in adult education and sex education classes, training and workshops with the educational facility provider.</text:p>
      <text:p text:style-name="P1"/>
      <text:p text:style-name="P1">I hereby declare legal consent</text:p>
      <text:p text:style-name="P1"/>
      <text:p text:style-name="P1"/>
      <text:p text:style-name="P1"/>
      <text:p text:style-name="P1">___________________________</text:p>
      <text:p text:style-name="P1">Signed</text:p>
      <text:p text:style-name="P1"/>
      <text:p text:style-name="P1">___________________________</text:p>
      <text:p text:style-name="P1">Date</text:p>
      <text:p text:style-name="P1"/>
      <text:p text:style-name="P1">___________________________</text:p>
      <text:p text:style-name="P1">Contact Mobile/Email</text:p>
      <text:p text:style-name="P5">Date: 16.1.2016<text:tab/><text:tab/><text:tab/><text:tab/><text:tab/>Young Participant Consent Form</text:p>
      <text:p text:style-name="P3"/>
      <text:p text:style-name="P1"/>
      <text:p text:style-name="P1">Notice:</text:p>
      <text:p text:style-name="P4"><text:span text:style-name="T1">This form is a legal contract that fit into none disclosure we will never place this contract unless needed in legal waiver into the public spectrum or media, it is stored in a private location after you scan or photograph it at a high resolution and send it to </text:span><text:a xlink:type="simple" xlink:href="mailto:legal@sexhealing.org" text:style-name="Internet_20_link" text:visited-style-name="Visited_20_Internet_20_Link"><text:span text:style-name="T1">legal@sexhealing.org</text:span></text:a></text:p>
      <text:p text:style-name="P1"/>
      <text:p text:style-name="P1"/>
      <text:p text:style-name="P1"/>
      <text:p text:style-name="P1"/>
      <text:p text:style-name="P2">I, _________________________ am the participant adult education activities and have the consent of my guardian ____________________ who’s mobile/email details are ____________________. I understand my legal responsibilities as a participant and realise this permission Consent Form is for <text:span text:style-name="T2">myself potentially a</text:span> young adult as mentioned above to participant in adult education and sex education classes, training and workshops with the educational facility provider.</text:p>
      <text:p text:style-name="P1"/>
      <text:p text:style-name="P1">I hereby declare legal consent</text:p>
      <text:p text:style-name="P1"/>
      <text:p text:style-name="P1"/>
      <text:p text:style-name="P1"/>
      <text:p text:style-name="P1">___________________________</text:p>
      <text:p text:style-name="P1">Signed</text:p>
      <text:p text:style-name="P1"/>
      <text:p text:style-name="P1">___________________________</text:p>
      <text:p text:style-name="P1">Date</text:p>
      <text:p text:style-name="P1"/>
      <text:p text:style-name="P1">___________________________</text:p>
      <text:p text:style-name="P1">Contact Mobile/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3:54:35.074152538</meta:creation-date>
    <dc:date>2016-09-23T01:55:47.866568415</dc:date>
    <meta:editing-duration>PT9M5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22" meta:word-count="252" meta:character-count="1812" meta:non-whitespace-character-count="1568"/>
  </office:meta>
</office:document-meta>
</file>